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thods</text:p>
      <text:p text:style-name="P2">We started by creating a lightweight Reversi game that would request moves from two AI algorithms and store the number of pieces remaining on the board at the end of the game within each AI object. These values are later used to determine the fitness of a particular AI. We had then decided to find a way to encode some decision making process within each individual. This was done by assigning weights to each space on the board. The AI algorithm would simply chose a move from a given possible move set that had the greatest weight. In our case, the genetic part of each individual AI algorithm was the weights for each space on the board. We also decided to place a limit on the number of times a set of AI algorithms were repopulated. We decided that every game between two AI algorithms could be simulated in parallel using MPI with Java bindings and Java threads. This was done in the hopes of either speeding up the time it takes to reach the maximum number of generations of AI algorithms or allowing for more generations to be created in the same amount of time this process could be performed, potentially increasing the chances of finding a suitable AI algorithm at the end of the pro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llon Yeh</meta:initial-creator>
    <meta:creation-date>2015-04-22T10:56:26</meta:creation-date>
    <dc:date>2015-04-22T11:19:28</dc:date>
    <dc:creator>Dillon Yeh</dc:creator>
    <meta:editing-duration>PT6M52S</meta:editing-duration>
    <meta:editing-cycles>2</meta:editing-cycles>
    <meta:generator>LibreOffice/3.5$Linux_X86_64 LibreOffice_project/350m1$Build-2</meta:generator>
    <meta:document-statistic meta:table-count="0" meta:image-count="0" meta:object-count="0" meta:page-count="1" meta:paragraph-count="2" meta:word-count="218" meta:character-count="1207" meta:non-whitespace-character-count="991"/>
  </office:meta>
</office:document-meta>
</file>